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ca" fo:country="ES" officeooo:paragraph-rsid="00150c11" style:font-size-asian="12pt" style:font-name-complex="Arial"/>
    </style:style>
    <style:style style:name="P2" style:family="paragraph" style:parent-style-name="Standard">
      <style:text-properties fo:font-size="12pt" fo:language="ca" fo:country="ES" officeooo:rsid="00150c11" officeooo:paragraph-rsid="00150c11" style:font-size-asian="12pt" style:font-name-complex="Arial"/>
    </style:style>
    <style:style style:name="P3" style:family="paragraph" style:parent-style-name="Standard">
      <style:text-properties fo:font-size="12pt" fo:language="ca" fo:country="ES" fo:font-weight="bold" officeooo:paragraph-rsid="00150c11" style:font-size-asian="12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0c11"/>
    </style:style>
    <style:style style:name="T3" style:family="text">
      <style:text-properties officeooo:rsid="00159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4 </text:span>Organigrama, formació i funcions <text:span text:style-name="T2">de la meva empresa.</text:span></text:p>
      <text:p text:style-name="P3"/>
      <text:p text:style-name="P1"><text:bookmark text:name="section-49"/><text:bookmark text:name="section-50"/>4.1.1. Organigrama, formació i funcions</text:p>
      <text:p text:style-name="P1"/>
      <text:p text:style-name="P1"><text:bookmark text:name="section-51"/><text:span text:style-name="T2">Es tracta de definir l’estructura organitzativa de l’empresa. <text:s/></text:span>En primer lloc has d’ analitzar les necessitats de personal i organitzar l’ estructura de l’ empresa per departaments o àrees de gestió. <text:s/>Has d’ elaborar l' organigrama de l’ empresa. Quan un lloc de treball l’ ocupi un dels socis, caldrà indicar el càrrec i el nom del soci, el qual pot ocupar més d’un lloc de treball.</text:p>
      <text:p text:style-name="P1">A sota de l’ organigrama indica de cada lloc de treball:</text:p>
      <text:p text:style-name="P1">- Les funcions que portarà a terme</text:p>
      <text:p text:style-name="P1">- Si li cal alguna formació obligatòria i/o aconsellable per ocupar el lloc de treball.</text:p>
      <text:p text:style-name="P1"/>
      <text:p text:style-name="P2">En resum, en aquesta part heu de fer:</text:p>
      <text:p text:style-name="P2"/>
      <text:p text:style-name="P2">- Definir l’estructura de l’empresa: horitzontal, vertical, funcional...</text:p>
      <text:p text:style-name="P2">- Definir les necessitats de personal: perfils professionals per desenvolupar el servei, número de treballadors, formació necessària...</text:p>
      <text:p text:style-name="P2">- Fer l’organigrama</text:p>
      <text:p text:style-name="P2">- Definir cada departamen i càrrec, indicant les seues funcions <text:span text:style-name="T3">i que persona ocupa cada càrrec (socis, treballadors contractats, empresa externa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1:49:33.971858136</meta:creation-date>
    <dc:date>2022-01-25T11:56:43.995097766</dc:date>
    <meta:editing-duration>PT7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71" meta:character-count="1065" meta:non-whitespace-character-count="903"/>
  </office:meta>
</office:document-meta>
</file>